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T2" style:family="text">
      <style:text-properties/>
    </style:style>
    <style:style style:name="T3" style:family="text">
      <style:text-properties style:font-name="Times New Roman" style:font-name-complex="Times New Roman" fo:font-size="20pt" style:font-size-asian="20pt" style:font-size-complex="20pt"/>
    </style:style>
    <style:style style:name="T4" style:family="text">
      <style:text-properties/>
    </style:style>
    <style:style style:name="T5" style:family="text">
      <style:text-properties fo:color="#996699"/>
    </style:style>
    <style:style style:name="T6" style:family="text">
      <style:text-properties/>
    </style:style>
    <style:style style:name="T7" style:family="text">
      <style:text-properties fo:font-weight="bold" style:font-weight-asian="bold"/>
    </style:style>
    <style:style style:name="T8" style:family="text">
      <style:text-properties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/>
    </style:style>
    <style:style style:name="T11" style:family="text">
      <style:text-properties style:text-underline-style="solid"/>
    </style:style>
    <style:style style:name="T12" style:family="text">
      <style:text-properties/>
    </style:style>
    <style:style style:name="T13" style:family="text">
      <style:text-properties style:text-line-through-type="single"/>
    </style:style>
    <style:style style:name="T14" style:family="text">
      <style:text-properties/>
    </style:style>
    <style:style style:name="T15" style:family="text">
      <style:text-properties style:text-line-through-type="double"/>
    </style:style>
    <style:style style:name="T16" style:family="text">
      <style:text-properties/>
    </style:style>
    <style:style style:name="P2" style:family="paragraph" style:parent-style-name="Standard" style:master-page-name="Standard">
      <style:paragraph-properties style:page-number="auto"/>
    </style:style>
    <style:style style:name="T17" style:family="text">
      <style:text-properties/>
    </style:style>
    <style:style style:name="T18" style:family="text">
      <style:text-properties style:text-position="sub"/>
    </style:style>
    <style:style style:name="T19" style:family="text">
      <style:text-properties/>
    </style:style>
    <style:style style:name="T20" style:family="text">
      <style:text-properties fo:font-variant="small-caps"/>
    </style:style>
    <style:style style:name="T21" style:family="text">
      <style:text-properties/>
    </style:style>
    <style:style style:name="T22" style:family="text">
      <style:text-properties fo:text-transform="uppercase"/>
    </style:style>
    <style:style style:name="T23" style:family="text">
      <style:text-properties/>
    </style:style>
    <style:style style:name="T24" style:family="text">
      <style:text-properties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/>
    </style:style>
    <style:style style:name="T30" style:family="text">
      <style:text-properties/>
    </style:style>
    <style:style style:name="T31" style:family="text">
      <style:text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h text:outline-level="1">Welcome to PhpWord</text:h>
        <text:p><text:span text:style-name="T1">Hello World!</text:span></text:p>
        <text:p text:style-name="Standard"/>
        <text:p text:style-name="Standard"/>
        <text:p text:style-name="P1"><text:span text:style-name="rStyle">I am styled by a font style definition.</text:span></text:p>
        <text:p><text:span text:style-name="T2">I am styled by a paragraph style definition.</text:span></text:p>
        <text:p text:style-name="pStyle"><text:span text:style-name="rStyle">I am styled by both font and paragraph style.</text:span></text:p>
        <text:p text:style-name="Standard"/>
        <text:p><text:span text:style-name="T3">I am inline styled </text:span><text:span text:style-name="T4">with </text:span><text:span text:style-name="T5">color</text:span><text:span text:style-name="T6">, </text:span><text:span text:style-name="T7">bold</text:span><text:span text:style-name="T8">, </text:span><text:span text:style-name="T9">italic</text:span><text:span text:style-name="T10">, </text:span><text:span text:style-name="T11">underline</text:span><text:span text:style-name="T12">, </text:span><text:span text:style-name="T13">strikethrough</text:span><text:span text:style-name="T14">, </text:span><text:span text:style-name="T15">doubleStrikethrough</text:span><text:span text:style-name="T16">, </text:span><text:span text:style-name="superScript">TESTESTEST</text:span><text:span text:style-name="T17">, </text:span><text:span text:style-name="T18">subScript</text:span><text:span text:style-name="T19">, </text:span><text:span text:style-name="T20">smallCaps</text:span><text:span text:style-name="T21">, </text:span><text:span text:style-name="T22">allCaps</text:span><text:span text:style-name="T23">, </text:span><text:span text:style-name="T24">fgColor</text:span><text:span text:style-name="T25">, </text:span><text:span text:style-name="T26">scale</text:span><text:span text:style-name="T27">, </text:span><text:span text:style-name="T28">spacing</text:span><text:span text:style-name="T29">, </text:span><text:span text:style-name="T30">kerning</text:span><text:span text:style-name="T31">. </text:span></text:p>
        <text:p><text:a xlink:type="simple" xlink:href="https://github.com/PHPOffice/PHPWord">PHPWord on GitHub</text:a></text:p>
        <text:p text:style-name="Standard"/>
        <text:p text:style-name="Standard"><draw:frame draw:style-name="fr1" draw:name="4ed3af" text:anchor-type="as-char" svg:width="0.47625cm" svg:height="0.47625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16pt" style:font-size-asian="16pt" style:font-size-complex="16pt" fo:font-weight="bold" style:font-weight-asian="bold" fo:font-style="italic" style:font-style-asian="italic" style:font-style-complex="italic" style:text-line-through-type="double" fo:text-transform="uppercase"/>
    </style:style>
    <style:style style:name="pStyle" style:family="paragraph">
      <style:paragraph-properties fo:margin-top="0cm" fo:margin-bottom="0.18cm" fo:text-align="center"/>
    </style:style>
    <style:style style:name="Heading_1" style:family="text">
      <style:text-properties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0T11:47:13.000</dc:date>
    <meta:generator>PHPWord</meta:generator>
    <meta:initial-creator/>
    <meta:creation-date>2016-12-20T11:47:13.000</meta:creation-date>
    <meta:keyword/>
    <meta:user-defined meta:name="Category"/>
    <meta:user-defined meta:name="Company"/>
    <meta:user-defined meta:name="Manager"/>
  </office:meta>
</office:document-meta>
</file>